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style:text-position="sub 58%"/>
    </style:style>
    <style:style style:name="T2" style:family="text">
      <style:text-properties style:text-position="0% 100%"/>
    </style:style>
    <style:style style:name="T3"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SIS: <text:s/>the long term psychological and spiritual effects reported in XYZ drugs are a natural consequence of repeated stimulation by hallucinogens at certain receptors in certain areas.<text:tab/></text:p>
      <text:p text:style-name="Standard"/>
      <text:p text:style-name="Standard"/>
      <text:p text:style-name="Standard"/>
      <text:p text:style-name="Standard"/>
      <text:p text:style-name="Standard"/>
      <text:p text:style-name="Standard">Two classes of hallucinogens (phenethyamines and indoleamines)</text:p>
      <text:p text:style-name="Standard"><text:tab/>different chemical pathways, similar effects</text:p>
      <text:p text:style-name="Standard"><text:tab/>common binding site at 5-ht2a receptors</text:p>
      <text:p text:style-name="Standard"><text:tab/><text:tab/>which are present where?</text:p>
      <text:p text:style-name="Standard"/>
      <text:p text:style-name="Standard"><text:tab/>Active neurons</text:p>
      <text:p text:style-name="Standard"><text:tab/>active areas</text:p>
      <text:p text:style-name="Standard">connectivity</text:p>
      <text:p text:style-name="Standard"/>
      <text:p text:style-name="Standard"><text:tab/>sensory effects</text:p>
      <text:p text:style-name="Standard"><text:tab/><text:tab/>fractals</text:p>
      <text:p text:style-name="Standard"><text:tab/><text:tab/>nausea induced by mushrooms</text:p>
      <text:p text:style-name="Standard"><text:tab/><text:tab/></text:p>
      <text:p text:style-name="Standard"><text:tab/>spiritual</text:p>
      <text:p text:style-name="Standard"><text:tab/><text:tab/>GOD</text:p>
      <text:p text:style-name="Standard"><text:tab/><text:tab/>being 'one'</text:p>
      <text:p text:style-name="Standard"><text:tab/><text:tab/>out of body</text:p>
      <text:p text:style-name="Standard"><text:tab/><text:tab/>ego death</text:p>
      <text:p text:style-name="Standard"><text:tab/><text:tab/>depersonalization</text:p>
      <text:p text:style-name="Standard"><text:tab/></text:p>
      <text:p text:style-name="Standard"><text:tab/></text:p>
      <text:p text:style-name="Standard"><text:tab/>long term psychological effects- spiritual experiences, flashbacks, </text:p>
      <text:p text:style-name="Standard"><text:tab/>5-ht2a in the hippocampus</text:p>
      <text:p text:style-name="Standard"><text:tab/>the “god” area—is there any activation</text:p>
      <text:p text:style-name="Standard">traditional hallucinogens</text:p>
      <text:p text:style-name="Standard"><text:tab/>ayahuasca</text:p>
      <text:p text:style-name="Standard"><text:tab/>peyote</text:p>
      <text:p text:style-name="Standard"><text:tab/>morning glory seeds (chemically similar to LSD)</text:p>
      <text:p text:style-name="Standard"><text:tab/>mescaline-rich cactul Trichocereus pachanoi</text:p>
      <text:p text:style-name="Standard"><text:tab/>yopo</text:p>
      <text:p text:style-name="Standard"><text:tab/>ebene</text:p>
      <text:p text:style-name="Standard"><text:tab/>ayahuarca-caapi-yage</text:p>
      <text:p text:style-name="Standard"><text:tab/>fly agaric</text:p>
      <text:p text:style-name="Standard"><text:tab/><office:annotation><dc:creator>Unknown Author</dc:creator><dc:date>2012-11-23T19:29:46</dc:date><text:p text:style-name="P1"><text:span text:style-name="T3">Responsible for “witch” behavior, absorbed topically</text:span></text:p></office:annotation>belladonna </text:p>
      <text:p text:style-name="Standard"><text:tab/>henbane </text:p>
      <text:p text:style-name="Standard"><text:tab/>mandrake</text:p>
      <text:p text:style-name="Standard"><text:tab/>datura</text:p>
      <text:p text:style-name="Standard"/>
      <text:p text:style-name="Standard"><text:tab/>short term effects—5-ht2a agonists</text:p>
      <text:p text:style-name="Standard"><text:tab/>how are hallucinogenic molecules dissipated? How do they get into the brain, how are they broken down, why do they last so long? What accounts for differences in length (i.e. salvia is 15 minutes, lsd is 6 hours) </text:p>
      <text:p text:style-name="Standard"><text:soft-page-break/><text:tab/>tendency to create anxiety, predisposition towards—how much are hallucinogens neutral, positive, or negative?</text:p>
      <text:p text:style-name="Standard"/>
      <text:p text:style-name="Standard"/>
      <text:p text:style-name="Standard"/>
      <text:p text:style-name="Standard"/>
      <text:p text:style-name="Standard"/>
      <text:p text:style-name="Standard"/>
      <text:p text:style-name="Standard">Two classes of hallucinogens both have a common affinity for the 5HT<text:span text:style-name="T1">2a</text:span><text:span text:style-name="T2"> receptors. Although the chemical structures of indoleamines and phenethylamines would indicate a difference in mechanistic uptake, they highly mimic serotonin in the locus coerulus </text:span></text:p>
      <text:p text:style-name="Standard"><text:span text:style-name="T2"/></text:p>
      <text:p text:style-name="Standard"><text:span text:style-name="T2"/></text:p>
      <text:p text:style-name="Standard"><text:span text:style-name="T2">HOW THE FUCK DOES IT GET TO THE BRAIN</text:span></text:p>
      <text:p text:style-name="Standard"><text:span text:style-name="T2">what is the circulatory system even doing with its life</text:span></text:p>
      <text:p text:style-name="Standard"><text:span text:style-name="T2"/></text:p>
      <text:p text:style-name="Standard"><text:span text:style-name="T2"><text:tab/>The problem with hallucinogens is that they're hallucinogens. The US' prohibitive ban on research means the highly unethical research of the 60s and 70s has ground to a halt, only restarting in recent years under strict governmental control. MD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Grande" svg:font-family="'Lucida Grande'"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3T19:13:14</meta:creation-date>
    <dc:date>2012-11-27T22:59:40</dc:date>
    <meta:editing-duration>PT48M44S</meta:editing-duration>
    <meta:editing-cycles>11</meta:editing-cycles>
    <meta:generator>LibreOffice/3.4$Unix LibreOffice_project/340m1$Build-402</meta:generator>
    <meta:document-statistic meta:table-count="0" meta:image-count="0" meta:object-count="0" meta:page-count="2" meta:paragraph-count="43" meta:word-count="262" meta:character-count="1829" meta:non-whitespace-character-count="1556"/>
  </office:meta>
</office:document-meta>
</file>